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Utils.notNull( Object object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ailUtils.isEmpty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Utils.randomAlphabetic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Utils.isNotEmpty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Utils.random( int count , int start , int end , boolean letters , boolean numbers , char [ ] chars , Random random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EmailUtils.Email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